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System Administrator Manual</text:p>
      <text:p text:style-name="P7">1. Overview</text:p>
      <text:p text:style-name="P5"/>
      <text:p text:style-name="P6">This documentation will enable the system administrator to install and manage the system with ease.</text:p>
      <text:p text:style-name="P7">2. Database Installation</text:p>
      <text:p text:style-name="P5"/>
      <text:p text:style-name="P6">The system administrator should first install MySQL 5 server.</text:p>
      <text:p text:style-name="P7">3. Web Server Installation</text:p>
      <text:p text:style-name="P5"/>
      <text:p text:style-name="P6">The system administrator should install the Tomcat application server with or without the Apache Web server.</text:p>
      <text:p text:style-name="P7">4. OpenMPIS Installation</text:p>
      <text:p text:style-name="P5"/>
      <text:p text:style-name="P6">The system administrator can now build and deploy OpenMPIS.</text:p>
      <text:p text:style-name="P7">5. Security Audit</text:p>
      <text:p text:style-name="P5"/>
      <text:p text:style-name="P6">The system administrator should ensure system security. He should perform penetration tests, SQL injection tests and cross-site scripting tests regularly. He should also read the system logs from time to time.</text:p>
      <text:p text:style-name="P7">6. Database Backup</text:p>
      <text:p text:style-name="P5"/>
      <text:p text:style-name="P6">The system administrator should also automate the back up of the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system administrator</text:p>
      </style:header>
      <style:footer>
        <text:p text:style-name="MP2">Page :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08T16:21:43.36</dc:date>
    <dc:creator>Rey Vincent Babilonia</dc:creator>
    <meta:editing-duration>PT00H59M58S</meta:editing-duration>
    <meta:editing-cycles>40</meta:editing-cycles>
    <meta:generator>OpenOffice.org/3.0$Win32 OpenOffice.org_project/300m15$Build-9379</meta:generator>
    <meta:document-statistic meta:table-count="0" meta:image-count="0" meta:object-count="0" meta:page-count="7" meta:paragraph-count="15" meta:word-count="120" meta:character-count="803"/>
    <meta:user-defined meta:name="Info 1"/>
    <meta:user-defined meta:name="Info 2"/>
    <meta:user-defined meta:name="Info 3"/>
    <meta:user-defined meta:name="Info 4"/>
  </office:meta>
</office:document-meta>
</file>